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77c" officeooo:paragraph-rsid="0002677c"/>
    </style:style>
    <style:style style:name="P2" style:family="paragraph" style:parent-style-name="Standard">
      <style:text-properties officeooo:rsid="00033b28" officeooo:paragraph-rsid="00033b28"/>
    </style:style>
    <style:style style:name="P3" style:family="paragraph" style:parent-style-name="Standard">
      <style:text-properties officeooo:rsid="00052fe6" officeooo:paragraph-rsid="00052fe6"/>
    </style:style>
    <style:style style:name="T1" style:family="text">
      <style:text-properties officeooo:rsid="0006e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movement based on random generator</text:p>
      <text:p text:style-name="P1">remove waiting on print statements</text:p>
      <text:p text:style-name="P1">remove contin = false after print</text:p>
      <text:p text:style-name="P1">preset inputs to avoid waiting for user input</text:p>
      <text:p text:style-name="P2">remove intro gui and set game = load_game(test) ( fixed to game complete with boat <text:span text:style-name="T1">to cross river</text:span>)</text:p>
      <text:p text:style-name="P3">remove show_map via gui and use textui instead. - faster due to not needing to load image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4:14:02.988705498</meta:creation-date>
    <dc:date>2020-12-19T16:43:18.223961338</dc:date>
    <meta:editing-duration>PT1H58M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60" meta:character-count="338" meta:non-whitespace-character-count="284"/>
  </office:meta>
</office:document-meta>
</file>